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LUOP[1]</text:p>
          </table:table-cell>
          <table:table-cell office:value-type="string" calcext:value-type="string">
            <text:p>ALUOP[0]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add1</text:p>
          </table:table-cell>
          <table:table-cell office:value-type="string" calcext:value-type="string">
            <text:p>Op1_A</text:p>
          </table:table-cell>
          <table:table-cell office:value-type="string" calcext:value-type="string">
            <text:p>op2_B</text:p>
          </table:table-cell>
          <table:table-cell office:value-type="string" calcext:value-type="string">
            <text:p>cpl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dentidad(A)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(A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+B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+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and 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or B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xor B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T 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re add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 add1 = (~ALUOP[1] &amp; ALUOP[0]) | <text:s/>A;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8T08:48:44.128410209</meta:creation-date>
    <dc:date>2023-10-18T09:06:47.210285375</dc:date>
    <meta:editing-duration>PT7M53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